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office:annotation><dc:creator>Auteur inconnu</dc:creator><dc:date>2021-10-18T10:04:02.787970712</dc:date><text:p text:style-name="P1"><text:span text:style-name="T1">do text</text:span></text:p><text:p text:style-name="P1"><text:span text:style-name="T1">from xhtml(self.getDecision())</text:span></text:p></office:annotation></text:p>
      <text:p text:style-name="Standard"/>
      <text:p text:style-name="Standard"><office:annotation><dc:creator>Auteur inconnu</dc:creator><dc:date>2021-10-18T10:04:51.444079219</dc:date><text:p text:style-name="P1"><text:span text:style-name="T2">do text</text:span></text:p><text:p text:style-name="P1"><text:span text:style-name="T2">from xhtml(self.getMotivation() + </text:span><text:span text:style-name="T1">self.getDecision())</text:span></text:p></office:annotatio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0:03:57.498671387</meta:creation-date>
    <dc:date>2021-10-18T10:05:34.154442776</dc:date>
    <meta:editing-duration>PT1M3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0" meta:character-count="0" meta:non-whitespace-character-count="0"/>
  </office:meta>
</office:document-meta>
</file>